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AddToTree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AddToTree.doAction( Action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ortAddToTree.ReportAddTo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rtAddToTree.addObjectToTree( TestElement 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